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f1f2" officeooo:paragraph-rsid="0008f1f2"/>
    </style:style>
    <style:style style:name="P2" style:family="paragraph" style:parent-style-name="Standard">
      <style:text-properties officeooo:rsid="00092c49" officeooo:paragraph-rsid="00092c49"/>
    </style:style>
    <style:style style:name="T1" style:family="text">
      <style:text-properties officeooo:rsid="00092c4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Domain Name.</text:p>
      <text:p text:style-name="P1">2. Company Name.</text:p>
      <text:p text:style-name="P1">3. Search Bar.</text:p>
      <text:p text:style-name="P1">4. Logo.</text:p>
      <text:p text:style-name="P1">5. Description.</text:p>
      <text:p text:style-name="P1">6. Navigation Bar.</text:p>
      <text:p text:style-name="P1">7. CTAs ( call to action)</text:p>
      <text:p text:style-name="P1">8. Images</text:p>
      <text:p text:style-name="P1">9. Internal Links</text:p>
      <text:p text:style-name="P1">10.Testimonials</text:p>
      <text:p text:style-name="P1">11.Live Chat</text:p>
      <text:p text:style-name="P1">12.Subscriber Opt-in</text:p>
      <text:p text:style-name="P1">13.Tabs and Options</text:p>
      <text:p text:style-name="P1">14.Social Media Icons</text:p>
      <text:p text:style-name="P1">15.Map to Your Business</text:p>
      <text:p text:style-name="P1">16.Business Hours</text:p>
      <text:p text:style-name="P1">17.Contact Info</text:p>
      <text:p text:style-name="P1">18.Contact Form</text:p>
      <text:p text:style-name="P1">19.Biography</text:p>
      <text:p text:style-name="P1">20.Team/Careers</text:p>
      <text:p text:style-name="P1">21.<text:span text:style-name="T1">Teams &amp; Employees</text:span></text:p>
      <text:p text:style-name="P2">22.Employee Bios</text:p>
      <text:p text:style-name="P2">23.Media</text:p>
      <text:p text:style-name="P2">24.Feature Page</text:p>
      <text:p text:style-name="P2">25.Functionality</text:p>
      <text:p text:style-name="P2">26.Integrations</text:p>
      <text:p text:style-name="P2">27.Case Studies</text:p>
      <text:p text:style-name="P2">28.Blog</text:p>
      <text:p text:style-name="P2">29.Organization</text:p>
      <text:p text:style-name="P2">30.Blog Search Function</text:p>
      <text:p text:style-name="P2">31.Author Pages</text:p>
      <text:p text:style-name="P2">32.Comments</text:p>
      <text:p text:style-name="P2">33.Blog Internal Links</text:p>
      <text:p text:style-name="P2">34.Knowledge Base or FAQ</text:p>
      <text:p text:style-name="P2">35.Questions and Answers</text:p>
      <text:p text:style-name="P2">36.Documents and Guides</text:p>
      <text:p text:style-name="P2">37.Infographics</text:p>
      <text:p text:style-name="P2">38.CMS Tool (Content Management System)</text:p>
      <text:p text:style-name="P2">39.SEO/Optimiztion Tool</text:p>
      <text:p text:style-name="P2">40.Site Analytics</text:p>
      <text:p text:style-name="P2">41.Website Hosting</text:p>
      <text:p text:style-name="P2">42.Content Descriptions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1:22:14.264078379</meta:creation-date>
    <meta:generator>LibreOffice/6.4.6.2$Linux_X86_64 LibreOffice_project/40$Build-2</meta:generator>
    <dc:date>2021-03-11T12:03:00.534353862</dc:date>
    <meta:editing-duration>PT9M17S</meta:editing-duration>
    <meta:editing-cycles>2</meta:editing-cycles>
    <meta:document-statistic meta:table-count="0" meta:image-count="0" meta:object-count="0" meta:page-count="1" meta:paragraph-count="42" meta:word-count="97" meta:character-count="725" meta:non-whitespace-character-count="670"/>
  </office:meta>
</office:document-meta>
</file>